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rsid="0001e54b" officeooo:paragraph-rsid="0001e54b" style:font-size-asian="15pt" style:font-size-complex="15pt"/>
    </style:style>
    <style:style style:name="P2" style:family="paragraph" style:parent-style-name="Standard">
      <style:text-properties style:font-name="Arial" fo:font-size="15pt" officeooo:rsid="001648eb" officeooo:paragraph-rsid="001648eb" style:font-size-asian="15pt" style:font-size-complex="15pt"/>
    </style:style>
    <style:style style:name="P3" style:family="paragraph" style:parent-style-name="Standard">
      <style:text-properties style:font-name="Arial" fo:font-size="15pt" fo:font-weight="bold" officeooo:rsid="0001e54b" officeooo:paragraph-rsid="0001e54b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Arial" fo:font-size="12pt" fo:font-weight="bold" officeooo:rsid="0001e54b" officeooo:paragraph-rsid="0001e54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style:text-underline-style="none" fo:font-weight="bold" officeooo:rsid="0001e54b" officeooo:paragraph-rsid="0001e54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officeooo:rsid="0001e54b" officeooo:paragraph-rsid="0001e54b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" fo:font-size="15pt" fo:font-weight="bold" officeooo:rsid="0001e54b" officeooo:paragraph-rsid="0001e54b" style:font-size-asian="15pt" style:font-weight-asian="bold" style:font-size-complex="15pt" style:font-weight-complex="bold"/>
    </style:style>
    <style:style style:name="P8" style:family="paragraph" style:parent-style-name="Text_20_body">
      <style:text-properties style:font-name="Arial" fo:font-size="15pt" officeooo:rsid="0001e54b" officeooo:paragraph-rsid="0001e54b" style:font-size-asian="15pt" style:font-size-complex="15pt"/>
    </style:style>
    <style:style style:name="P9" style:family="paragraph" style:parent-style-name="Text_20_body">
      <style:text-properties style:font-name="Arial" fo:font-size="12pt" fo:font-weight="normal" officeooo:rsid="0001e54b" officeooo:paragraph-rsid="0001e54b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use-window-font-color="true" loext:opacity="0%"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use-window-font-color="true" loext:opacity="0%" fo:font-size="12pt" fo:font-weight="normal" officeooo:rsid="0003db61" officeooo:paragraph-rsid="00076753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use-window-font-color="true" loext:opacity="0%" fo:font-size="12pt" fo:font-weight="normal" officeooo:rsid="0003db61" officeooo:paragraph-rsid="000ad79f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use-window-font-color="true" loext:opacity="0%" fo:font-size="12pt" fo:font-weight="normal" officeooo:rsid="0003db61" officeooo:paragraph-rsid="000dca5a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use-window-font-color="true" loext:opacity="0%" fo:font-size="12pt" fo:font-weight="normal" officeooo:rsid="0003db61" officeooo:paragraph-rsid="000fdb45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use-window-font-color="true" loext:opacity="0%" fo:font-size="12pt" fo:font-weight="normal" officeooo:rsid="0003db61" officeooo:paragraph-rsid="0010bb8b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use-window-font-color="true" loext:opacity="0%" fo:font-size="12pt" fo:font-weight="normal" officeooo:rsid="0003db61" officeooo:paragraph-rsid="0014d165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use-window-font-color="true" loext:opacity="0%" fo:font-size="12pt" fo:font-weight="normal" officeooo:rsid="0003db61" officeooo:paragraph-rsid="001648eb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use-window-font-color="true" loext:opacity="0%" fo:font-size="12pt" fo:font-weight="normal" officeooo:rsid="0003db61" officeooo:paragraph-rsid="00182d94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use-window-font-color="true" loext:opacity="0%" fo:font-size="12pt" fo:font-weight="normal" officeooo:rsid="000705d8" officeooo:paragraph-rsid="000705d8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use-window-font-color="true" loext:opacity="0%" fo:font-size="12pt" fo:font-weight="normal" officeooo:rsid="00076753" officeooo:paragraph-rsid="00076753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use-window-font-color="true" loext:opacity="0%" fo:font-size="12pt" fo:font-weight="normal" officeooo:rsid="00076753" officeooo:paragraph-rsid="000d9b66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use-window-font-color="true" loext:opacity="0%" fo:font-size="12pt" fo:font-weight="normal" officeooo:rsid="00084184" officeooo:paragraph-rsid="00084184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use-window-font-color="true" loext:opacity="0%" fo:font-size="12pt" fo:font-weight="normal" officeooo:rsid="0009b8ed" officeooo:paragraph-rsid="0009b8ed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use-window-font-color="true" loext:opacity="0%" fo:font-size="12pt" fo:font-weight="normal" officeooo:rsid="0009b8ed" officeooo:paragraph-rsid="000b733c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use-window-font-color="true" loext:opacity="0%" fo:font-size="12pt" fo:font-weight="normal" officeooo:rsid="0009b8ed" officeooo:paragraph-rsid="000f73d9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use-window-font-color="true" loext:opacity="0%" fo:font-size="12pt" fo:font-weight="normal" officeooo:rsid="0009b8ed" officeooo:paragraph-rsid="000fdb45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use-window-font-color="true" loext:opacity="0%" fo:font-size="12pt" fo:font-weight="normal" officeooo:rsid="0009b8ed" officeooo:paragraph-rsid="001323a2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use-window-font-color="true" loext:opacity="0%" fo:font-size="12pt" fo:font-weight="normal" officeooo:rsid="0009b8ed" officeooo:paragraph-rsid="0014d165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use-window-font-color="true" loext:opacity="0%" fo:font-size="12pt" fo:font-weight="normal" officeooo:rsid="0009b8ed" officeooo:paragraph-rsid="00174f8b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use-window-font-color="true" loext:opacity="0%" fo:font-size="12pt" fo:font-weight="normal" officeooo:rsid="0009b8ed" officeooo:paragraph-rsid="00182d94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use-window-font-color="true" loext:opacity="0%" fo:font-size="12pt" fo:font-weight="normal" officeooo:rsid="000ad79f" officeooo:paragraph-rsid="000ad79f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use-window-font-color="true" loext:opacity="0%" fo:font-size="12pt" fo:font-weight="normal" officeooo:rsid="000dca5a" officeooo:paragraph-rsid="000dca5a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use-window-font-color="true" loext:opacity="0%" fo:font-size="12pt" fo:font-weight="normal" officeooo:rsid="000fdb45" officeooo:paragraph-rsid="000fdb45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use-window-font-color="true" loext:opacity="0%" fo:font-size="12pt" fo:font-weight="normal" officeooo:rsid="0010bb8b" officeooo:paragraph-rsid="0010bb8b" style:font-size-asian="12pt" style:font-weight-asian="normal" style:font-size-complex="12pt" style:font-weight-complex="normal"/>
    </style:style>
    <style:style style:name="P37" style:family="paragraph" style:parent-style-name="Text_20_body">
      <style:text-properties style:use-window-font-color="true" loext:opacity="0%" fo:font-size="12pt" fo:font-weight="normal" officeooo:rsid="0011a1a7" officeooo:paragraph-rsid="0011a1a7" style:font-size-asian="12pt" style:font-weight-asian="normal" style:font-size-complex="12pt" style:font-weight-complex="normal"/>
    </style:style>
    <style:style style:name="P38" style:family="paragraph" style:parent-style-name="Text_20_body">
      <style:text-properties style:use-window-font-color="true" loext:opacity="0%" fo:font-size="12pt" fo:font-weight="normal" officeooo:rsid="0014d165" officeooo:paragraph-rsid="0014d165" style:font-size-asian="12pt" style:font-weight-asian="normal" style:font-size-complex="12pt" style:font-weight-complex="normal"/>
    </style:style>
    <style:style style:name="P39" style:family="paragraph" style:parent-style-name="Text_20_body">
      <style:text-properties style:use-window-font-color="true" loext:opacity="0%" fo:font-size="12pt" fo:font-weight="normal" officeooo:rsid="00182d94" officeooo:paragraph-rsid="00182d94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b66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8000" loext:opacity="100%"/>
    </style:style>
    <style:style style:name="T6" style:family="text">
      <style:text-properties fo:color="#ff8000" loext:opacity="100%" officeooo:rsid="000705d8"/>
    </style:style>
    <style:style style:name="T7" style:family="text">
      <style:text-properties fo:color="#ff8000" loext:opacity="100%" officeooo:rsid="000d9b66"/>
    </style:style>
    <style:style style:name="T8" style:family="text">
      <style:text-properties fo:color="#ff8000" loext:opacity="100%" fo:font-weight="bold" officeooo:rsid="000705d8" style:font-weight-asian="bold" style:font-weight-complex="bold"/>
    </style:style>
    <style:style style:name="T9" style:family="text">
      <style:text-properties fo:color="#ff8000" loext:opacity="100%" fo:font-weight="bold" officeooo:rsid="00182d94" style:font-weight-asian="bold" style:font-weight-complex="bold"/>
    </style:style>
    <style:style style:name="T10" style:family="text">
      <style:text-properties fo:color="#00a933" loext:opacity="100%"/>
    </style:style>
    <style:style style:name="T11" style:family="text">
      <style:text-properties fo:color="#00a933" loext:opacity="100%" fo:font-weight="bold" style:font-weight-asian="bold" style:font-weight-complex="bold"/>
    </style:style>
    <style:style style:name="T12" style:family="text">
      <style:text-properties fo:color="#00a933" loext:opacity="100%" fo:font-weight="bold" officeooo:rsid="000ad79f" style:font-weight-asian="bold" style:font-weight-complex="bold"/>
    </style:style>
    <style:style style:name="T13" style:family="text">
      <style:text-properties fo:color="#00a933" loext:opacity="100%" fo:font-weight="bold" officeooo:rsid="000705d8" style:font-weight-asian="bold" style:font-weight-complex="bold"/>
    </style:style>
    <style:style style:name="T14" style:family="text">
      <style:text-properties fo:color="#00a933" loext:opacity="100%" fo:font-weight="bold" officeooo:rsid="000c6965" style:font-weight-asian="bold" style:font-weight-complex="bold"/>
    </style:style>
    <style:style style:name="T15" style:family="text">
      <style:text-properties fo:color="#00a933" loext:opacity="100%" fo:font-weight="bold" officeooo:rsid="000f73d9" style:font-weight-asian="bold" style:font-weight-complex="bold"/>
    </style:style>
    <style:style style:name="T16" style:family="text">
      <style:text-properties fo:color="#00a933" loext:opacity="100%" fo:font-weight="bold" officeooo:rsid="000d9b66" style:font-weight-asian="bold" style:font-weight-complex="bold"/>
    </style:style>
    <style:style style:name="T17" style:family="text">
      <style:text-properties fo:color="#00a933" loext:opacity="100%" fo:font-weight="bold" officeooo:rsid="001323a2" style:font-weight-asian="bold" style:font-weight-complex="bold"/>
    </style:style>
    <style:style style:name="T18" style:family="text">
      <style:text-properties fo:color="#00a933" loext:opacity="100%" fo:font-weight="bold" officeooo:rsid="0014d165" style:font-weight-asian="bold" style:font-weight-complex="bold"/>
    </style:style>
    <style:style style:name="T19" style:family="text">
      <style:text-properties fo:color="#00a933" loext:opacity="100%" fo:font-weight="bold" officeooo:rsid="00174f8b" style:font-weight-asian="bold" style:font-weight-complex="bold"/>
    </style:style>
    <style:style style:name="T20" style:family="text">
      <style:text-properties officeooo:rsid="000d9b66"/>
    </style:style>
    <style:style style:name="T21" style:family="text">
      <style:text-properties fo:color="#ff4000" loext:opacity="100%" fo:font-weight="bold" officeooo:rsid="000fdb4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edback task 22.07.2024</text:p>
      <text:p text:style-name="P4"/>
      <text:p text:style-name="P3"><text:a xlink:type="simple" xlink:href="https://app.asana.com/0/1207788518947075/1207788488673313" text:style-name="Internet_20_link" text:visited-style-name="Visited_20_Internet_20_Link"><text:span text:style-name="T3">https://app.asana.com/0/1207788518947075/1207788488673313</text:span></text:a></text:p>
      <text:p text:style-name="P3"><text:span text:style-name="T3"/></text:p>
      <text:p text:style-name="P7"><text:span text:style-name="T3">Wireframe: </text:span><text:a xlink:type="simple" xlink:href="https://xd.adobe.com/view/2a521495-f71c-4d74-8557-b194ef8b7ee6-7f01/screen/1223d139-7cc3-4124-a6f7-e18dadff9b7c/" text:style-name="Internet_20_link" text:visited-style-name="Visited_20_Internet_20_Link"><text:span text:style-name="T3">https://xd.adobe.com/view/2a521495-f71c-4d74-8557-b194ef8b7ee6-7f01/screen/1223d139-7cc3-4124-a6f7-e18dadff9b7c/</text:span></text:a></text:p>
      <text:p text:style-name="Text_20_body"><text:span text:style-name="T1">Layouts: </text:span><text:a xlink:type="simple" xlink:href="https://xd.adobe.com/view/df76aaa7-7308-4ec0-b7e8-47a6bbffadd4-8a25/" text:style-name="Internet_20_link" text:visited-style-name="Visited_20_Internet_20_Link"><text:span text:style-name="T1">https://xd.adobe.com/view/df76aaa7-7308-4ec0-b7e8-47a6bbffadd4-8a25/</text:span></text:a></text:p>
      <text:p text:style-name="P3"><text:span text:style-name="T3"/></text:p>
      <text:p text:style-name="P4"/>
      <text:p text:style-name="P4"/>
      <text:p text:style-name="P5">================</text:p>
      <text:p text:style-name="P4"/>
      <text:p text:style-name="P4"/>
      <text:p text:style-name="P3"><text:span text:style-name="T4">1. </text:span><text:a xlink:type="simple" xlink:href="https://app.asana.com/0/1207788518947075/1207795191232263" text:style-name="Internet_20_link" text:visited-style-name="Visited_20_Internet_20_Link"><text:span text:style-name="T4">https://app.asana.com/0/1207788518947075/1207795191232263</text:span></text:a></text:p>
      <text:p text:style-name="P6"/>
      <text:p text:style-name="P6">[START] Hintergrundgrafik entfernen</text:p>
      <text:p text:style-name="P6"/>
      <text:p text:style-name="P9">In dem Abschnitt "Über dieses Portal" bitte die Hintergrundgrafik entfernen.</text:p>
      <text:p text:style-name="P10">(Das war in dem aktualisierten Link nicht mehr.)</text:p>
      <text:p text:style-name="P10"/>
      <text:p text:style-name="P11">TRANS:</text:p>
      <text:p text:style-name="P11">In the "About this portal" section, please remove the background graphic.</text:p>
      <text:p text:style-name="P11">(This was no longer in the updated link.)</text:p>
      <text:p text:style-name="P11"/>
      <text:p text:style-name="P26"><text:span text:style-name="T6">Status: </text:span><text:span text:style-name="T13">Done</text:span><text:span text:style-name="T12"> [</text:span><text:span text:style-name="T17">CR 15min</text:span><text:span text:style-name="T12">]</text:span></text:p>
      <text:p text:style-name="P11"><text:span text:style-name="T6"/></text:p>
      <text:p text:style-name="P11"><text:span text:style-name="T6"/></text:p>
      <text:p text:style-name="P12">------------------------------</text:p>
      <text:p text:style-name="P12"/>
      <text:p text:style-name="P12"><text:a xlink:type="simple" xlink:href="https://app.asana.com/0/1207788518947075/1207795191232255" text:style-name="Internet_20_link" text:visited-style-name="Visited_20_Internet_20_Link">https://app.asana.com/0/1207788518947075/1207795191232255</text:a></text:p>
      <text:p text:style-name="P12">Könnt ihr bitte bei den Unterseiten <text:span text:style-name="Emphasis">Gemeinden</text:span> / <text:span text:style-name="Emphasis">Förderung / Datenschutz / Impressum / Kontakt</text:span> die erste Section (türkiser Abschnitt) auf ca. 70vh stellen? Aktuell nimmt die türkise Fläche 100vh ein. </text:p>
      <text:p text:style-name="Text_20_body">Bei <text:span text:style-name="Emphasis">Gewerbeflächen</text:span> passt es schon.</text:p>
      <text:p text:style-name="P12"/>
      <text:p text:style-name="P21">TRANS:</text:p>
      <text:p text:style-name="P21">Can you please set the first section (turquoise section) on the subpages Communities / Funding / Data Protection / Legal Notice / Contact to around 70vh? The turquoise area currently takes up 100vh.</text:p>
      <text:p text:style-name="P21">For commercial areas it's fine.</text:p>
      <text:p text:style-name="P21"><text:soft-page-break/></text:p>
      <text:p text:style-name="P22">Status: Design + Development <text:span text:style-name="T6">Workinng</text:span></text:p>
      <text:p text:style-name="P22"><text:span text:style-name="T6"/></text:p>
      <text:p text:style-name="P22"><text:span text:style-name="T6"/></text:p>
      <text:p text:style-name="P13">------------------------------</text:p>
      <text:p text:style-name="P13"/>
      <text:p text:style-name="P13"><text:a xlink:type="simple" xlink:href="https://app.asana.com/0/1207788518947075/1207795191232269" text:style-name="Internet_20_link" text:visited-style-name="Visited_20_Internet_20_Link">https://app.asana.com/0/1207788518947075/1207795191232269</text:a></text:p>
      <text:p text:style-name="P13">Auf <text:span text:style-name="Strong_20_Emphasis">Tablet / Mobil</text:span> bitte das Element p.subline auf <text:span text:style-name="Source_20_Text">font-size: 25px;</text:span></text:p>
      <text:p text:style-name="P24">TRANS:</text:p>
      <text:p text:style-name="P24">On tablet / mobile please set the element p.subline to font-size: 25px;</text:p>
      <text:p text:style-name="P24"/>
      <text:p text:style-name="P25">Status: <text:span text:style-name="T11">Done</text:span><text:span text:style-name="T12"> [CR 10 min]</text:span></text:p>
      <text:p text:style-name="P3"/>
      <text:p text:style-name="P14">------------------------------</text:p>
      <text:p text:style-name="P14"><text:a xlink:type="simple" xlink:href="https://app.asana.com/0/1207788518947075/1207795194071684" text:style-name="Internet_20_link" text:visited-style-name="Visited_20_Internet_20_Link">https://app.asana.com/0/1207788518947075/1207795194071684</text:a></text:p>
      <text:p text:style-name="P14">Zwischen <text:span text:style-name="Source_20_Text">(min-width: 1260px and max-width 1799px)</text:span> ist die Contentbreite zu weit und die Elemente "kleben" am Rand und Textblöcke werden zu breit.</text:p>
      <text:p text:style-name="Text_20_body"/>
      <text:p text:style-name="Text_20_body">Ab 1800px sieht es Desktop korrekt aus. So kann es gerne bis 1260px bleiben. Könnt ihr den Breakpoint dann erst ab 1260px setzen? </text:p>
      <text:p text:style-name="Text_20_body"/>
      <text:p text:style-name="P33">Trans:</text:p>
      <text:p text:style-name="P33">Between (min-width: 1260px and max-width 1799px) the content width is too wide and the elements "stick" to the edge and text blocks become too wide.</text:p>
      <text:p text:style-name="P33"/>
      <text:p text:style-name="P33">From 1800px it looks correct on the desktop. It can stay like this up to 1260px. Can you then only set the breakpoint from 1260px?</text:p>
      <text:p text:style-name="P33"/>
      <text:p text:style-name="P23">Status: <text:span text:style-name="T5">Design </text:span><text:span text:style-name="T7">discussion</text:span></text:p>
      <text:p text:style-name="P23"><text:span text:style-name="T7"/></text:p>
      <text:p text:style-name="P15"><text:span text:style-name="T20">------------------------------</text:span></text:p>
      <text:p text:style-name="P15"><text:a xlink:type="simple" xlink:href="https://app.asana.com/0/1207788518947075/1207795194071690" text:style-name="Internet_20_link" text:visited-style-name="Visited_20_Internet_20_Link">https://app.asana.com/0/1207788518947075/1207795194071690</text:a></text:p>
      <text:p text:style-name="P15">Tablet/Mobil fehlt die Punktnavigation. </text:p>
      <text:p text:style-name="Text_20_body"><text:soft-page-break/></text:p>
      <text:p text:style-name="Text_20_body">Hier könnt ihr sonst auch gerne die Zahlennavigation nehmen (z.b. 1 / 3 ), so wie bei den Bildern der Gewerbedetail-Seite</text:p>
      <text:p text:style-name="P15"/>
      <text:p text:style-name="P34">TRANS:</text:p>
      <text:p text:style-name="P34">The point navigation is missing on tablets/mobiles.</text:p>
      <text:p text:style-name="P34"/>
      <text:p text:style-name="P34">You can also use the number navigation here (e.g. 1 / 3 ), as with the images on the business details page</text:p>
      <text:p text:style-name="P27">Status: <text:span text:style-name="T11">Done</text:span><text:span text:style-name="T12"> [CR </text:span><text:span text:style-name="T15">2hrs</text:span><text:span text:style-name="T12">]</text:span></text:p>
      <text:p text:style-name="P27"><text:span text:style-name="T12"/></text:p>
      <text:p text:style-name="P16"><text:span text:style-name="T2">------------------------------</text:span></text:p>
      <text:p text:style-name="P16"><text:a xlink:type="simple" xlink:href="https://app.asana.com/0/1207788518947075/1207795191232273" text:style-name="Internet_20_link" text:visited-style-name="Visited_20_Internet_20_Link"><text:span text:style-name="T2">https://app.asana.com/0/1207788518947075/1207795191232273</text:span></text:a></text:p>
      <text:p text:style-name="P16"><text:span text:style-name="T2">Bei Tablet/Mobiler-Ansicht fehlen die Filter für die Landkreise.</text:span></text:p>
      <text:p text:style-name="Text_20_body"/>
      <text:p text:style-name="Text_20_body">Die Filter gerne zum horizontalen durchswipen. Wenn ein Filter aktiv ist, soll dieser in die Mitte rücken.</text:p>
      <text:p text:style-name="Text_20_body"/>
      <text:p text:style-name="Text_20_body">Falls die Filter Probleme machen sollten, sonst als Dropdown einbauen.</text:p>
      <text:p text:style-name="P35"><text:span text:style-name="T2">T</text:span><text:span text:style-name="T1">RANS:</text:span></text:p>
      <text:p text:style-name="P35"><text:span text:style-name="T1">The filters for the districts are missing in the tablet/mobile view.</text:span></text:p>
      <text:p text:style-name="P35"><text:span text:style-name="T1"/></text:p>
      <text:p text:style-name="P35"><text:span text:style-name="T1">The filters should be able to be swiped horizontally. If a filter is active, it should move to the middle.</text:span></text:p>
      <text:p text:style-name="P35"><text:span text:style-name="T1"/></text:p>
      <text:p text:style-name="P35"><text:span text:style-name="T1">If the filters cause problems, install them as a dropdown menu.</text:span></text:p>
      <text:p text:style-name="P28"><text:span text:style-name="T1">Status: </text:span><text:span text:style-name="T21">Working</text:span></text:p>
      <text:p text:style-name="P15"><text:span text:style-name="T7"/></text:p>
      <text:p text:style-name="P17"><text:span text:style-name="T2">------------------------------</text:span></text:p>
      <text:p text:style-name="P15"><text:a xlink:type="simple" xlink:href="https://app.asana.com/0/1207788518947075/1207795191232259" text:style-name="Internet_20_link" text:visited-style-name="Visited_20_Internet_20_Link"><text:span text:style-name="T20">https://app.asana.com/0/1207788518947075/1207795191232259</text:span></text:a></text:p>
      <text:p text:style-name="P15">In der Tablet-/Mobilen Ansicht soll das Sponsoren-/Fördererlogo immer über dem Text stehen.</text:p>
      <text:p text:style-name="P36">TRANS:</text:p>
      <text:p text:style-name="P36">In the tablet/mobile view, the sponsor/supporter logo should always be above the text.</text:p>
      <text:p text:style-name="P36"><text:soft-page-break/>Status: <text:span text:style-name="T11">already done, please check in device or if check by browser resizing then please refresh after get into the desired resolution</text:span></text:p>
      <text:p text:style-name="P36"><text:span text:style-name="T11"/></text:p>
      <text:p text:style-name="P36"><text:span text:style-name="T11">--------------------</text:span></text:p>
      <text:p text:style-name="P36"><text:a xlink:type="simple" xlink:href="https://app.asana.com/0/1207788518947075/1207788695736169" text:style-name="Internet_20_link" text:visited-style-name="Visited_20_Internet_20_Link"><text:span text:style-name="T1">https://app.asana.com/0/1207788518947075/1207788695736169</text:span></text:a></text:p>
      <text:p text:style-name="P36"><text:span text:style-name="T1">Aktuell ist das erste Akkordeon-Element geöffnet. Bitte standardmäßig alle Akkordeon-Elemente schließen, sowohl bei Desktop als auch Tablet/Mobil.</text:span></text:p>
      <text:p text:style-name="P37"><text:span text:style-name="T1">Trans:</text:span></text:p>
      <text:p text:style-name="P37">Currently the first accordion element is open. Please close all accordion elements by default, both on desktop and tablet/mobile.</text:p>
      <text:p text:style-name="P29"><text:span text:style-name="T6">Status: </text:span><text:span text:style-name="T13">Done</text:span><text:span text:style-name="T12"> [</text:span><text:span text:style-name="T17">CR 15min</text:span><text:span text:style-name="T12">]</text:span></text:p>
      <text:p text:style-name="P1"/>
      <text:p text:style-name="P18"><text:span text:style-name="T2">------------------------------</text:span></text:p>
      <text:p text:style-name="P18"><text:a xlink:type="simple" xlink:href="https://app.asana.com/0/1207788518947075/1207795194071695" text:style-name="Internet_20_link" text:visited-style-name="Visited_20_Internet_20_Link"><text:span text:style-name="T2">https://app.asana.com/0/1207788518947075/1207795194071695</text:span></text:a></text:p>
      <text:p text:style-name="P18"><text:span text:style-name="T2">Hier ein Rechtschreibfehler:</text:span></text:p>
      <text:p text:style-name="Text_20_body"/>
      <text:p text:style-name="Text_20_body">Es muss heißen: "Zurück zur Übersicht"</text:p>
      <text:p text:style-name="P38"><text:span text:style-name="T2">T</text:span><text:span text:style-name="T1">RANS:</text:span></text:p>
      <text:p text:style-name="P38"><text:span text:style-name="T1">Here is a spelling mistake:</text:span></text:p>
      <text:p text:style-name="P38"><text:span text:style-name="T1"/></text:p>
      <text:p text:style-name="P38"><text:span text:style-name="T1">It should say: "Back to overview"</text:span></text:p>
      <text:p text:style-name="P38"><text:span text:style-name="T1"/></text:p>
      <text:p text:style-name="P30"><text:span text:style-name="T8">Status: </text:span><text:span text:style-name="T13">Done</text:span><text:span text:style-name="T12"> [</text:span><text:span text:style-name="T18">Bug</text:span><text:span text:style-name="T12">]</text:span></text:p>
      <text:p text:style-name="P30"><text:span text:style-name="T12"/></text:p>
      <text:p text:style-name="P19"><text:span text:style-name="T2">------------------------------</text:span></text:p>
      <text:p text:style-name="P1"><text:a xlink:type="simple" xlink:href="https://app.asana.com/0/1207788518947075/1207795194071699" text:style-name="Internet_20_link" text:visited-style-name="Visited_20_Internet_20_Link">https://app.asana.com/0/1207788518947075/1207795194071699</text:a></text:p>
      <text:p text:style-name="P1"/>
      <text:p text:style-name="P8">Nur auf <text:span text:style-name="Strong_20_Emphasis">Tablet/Mobil</text:span></text:p>
      <text:p text:style-name="Text_20_body"/>
      <text:p text:style-name="Text_20_body">Bitte das Bild <text:span text:style-name="Source_20_Text">display:block</text:span> und margin: <text:span text:style-name="Source_20_Text">20px 0;</text:span></text:p>
      <text:p text:style-name="P2">trans:</text:p>
      <text:p text:style-name="P2">Tablet/mobile only</text:p>
      <text:p text:style-name="P2"/>
      <text:p text:style-name="P2">Please set the image display:block and margin: 20px 0;</text:p>
      <text:p text:style-name="P2"><text:soft-page-break/></text:p>
      <text:p text:style-name="P31"><text:span text:style-name="T8">Status: </text:span><text:span text:style-name="T13">Done</text:span><text:span text:style-name="T12"> [</text:span><text:span text:style-name="T17">CR </text:span><text:span text:style-name="T19">30</text:span><text:span text:style-name="T17">min</text:span><text:span text:style-name="T12">]</text:span></text:p>
      <text:p text:style-name="P31"><text:span text:style-name="T12"/></text:p>
      <text:p text:style-name="P20"><text:span text:style-name="T2">------------------------------</text:span></text:p>
      <text:p text:style-name="P20"><text:a xlink:type="simple" xlink:href="https://app.asana.com/0/1207788518947075/1207795194071703" text:style-name="Internet_20_link" text:visited-style-name="Visited_20_Internet_20_Link"><text:span text:style-name="T2">https://app.asana.com/0/1207788518947075/1207795194071703</text:span></text:a></text:p>
      <text:p text:style-name="P20"><text:span text:style-name="T2">Bitte Styles anpassen, siehe Anhang</text:span></text:p>
      <text:p text:style-name="P39">trans:</text:p>
      <text:p text:style-name="P39">Please adjust styles, see appendix</text:p>
      <text:p text:style-name="P32"><text:span text:style-name="T8">Status: </text:span><text:span text:style-name="T9">Worki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5:17:26.616534362</meta:creation-date>
    <dc:date>2024-07-22T17:56:03.856339561</dc:date>
    <meta:editing-duration>PT2H38M27S</meta:editing-duration>
    <meta:editing-cycles>23</meta:editing-cycles>
    <meta:generator>LibreOffice/7.5.5.2$MacOSX_AARCH64 LibreOffice_project/ca8fe7424262805f223b9a2334bc7181abbcbf5e</meta:generator>
    <meta:document-statistic meta:table-count="0" meta:image-count="0" meta:object-count="0" meta:page-count="5" meta:paragraph-count="87" meta:word-count="576" meta:character-count="4650" meta:non-whitespace-character-count="4158"/>
  </office:meta>
</office:document-meta>
</file>